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nowballProgram.slice_check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nowballProgram.replace_s( int c_bra , int c_ket ,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nowballProgram.find_among_b( Among v [ ] , int v_siz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6">
            <text:p text:style-name="Table_20_Contents">26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SnowballProgram.eq_v_b( StringBuffer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nowballProgram.slice_from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nowballProgram.slice_to( StringBuffer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nowballProgram.eq_s_b( int s_size ,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nowballProgram.getCur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nowballProgram.insert( int c_bra , int c_ket ,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nowballProgram.slice_from( StringBuffer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nowballProgram.slice_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nowballProgram.out_range_b( int min , int ma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nowballProgram.in_grouping_b( char [ ] s , int min , int ma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nowballProgram.out_range( int min , int ma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nowballProgram.in_range_b( int min , int ma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nowballProgram.insert( int c_bra , int c_ket , StringBuffer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nowballProgram.out_grouping( char [ ] s , int min , int ma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nowballProgram.eq_s( int s_size ,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nowballProgram.find_among( Among v [ ] , int v_siz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3">
            <text:p text:style-name="Table_20_Contents">23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SnowballProgram.assign_to( StringBuffer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nowballProgram.in_grouping( char [ ] s , int min , int ma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nowballProgram.setCurren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nowballProgram.copy_from( SnowballProgram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nowballProgram.SnowballProg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nowballProgram.out_grouping_b( char [ ] s , int min , int ma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nowballProgram.in_range( int min , int ma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nowballProgram.eq_v( StringBuffer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